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andon" svg:font-family="Brandon"/>
    <style:font-face style:name="Times" svg:font-family="Times" style:font-family-generic="roman"/>
    <style:font-face style:name="FreeSans1" svg:font-family="FreeSans" style:font-family-generic="swiss"/>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8.443cm" fo:margin-left="0cm" fo:margin-top="0cm" fo:margin-bottom="0cm" table:align="left" style:writing-mode="lr-tb"/>
    </style:style>
    <style:style style:name="Table1.A" style:family="table-column">
      <style:table-column-properties style:column-width="18.44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fo:line-height="100%"/>
      <style:text-properties fo:text-transform="uppercase" style:font-name="Times New Roman" fo:font-size="8pt" style:font-size-asian="8pt" style:font-size-complex="12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fo:text-align="end" style:justify-single-word="false"/>
    </style:style>
    <style:style style:name="P5" style:family="paragraph" style:parent-style-name="Standard">
      <loext:graphic-properties draw:fill="solid" draw:fill-color="#ffffff"/>
      <style:paragraph-properties fo:margin-top="0cm" fo:margin-bottom="0cm" loext:contextual-spacing="false" fo:line-height="100%" fo:hyphenation-ladder-count="no-limit" fo:background-color="#ffffff"/>
      <style:text-properties fo:hyphenate="true" fo:hyphenation-remain-char-count="2" fo:hyphenation-push-char-count="2"/>
    </style:style>
    <style:style style:name="P6" style:family="paragraph" style:parent-style-name="Standard">
      <style:paragraph-properties fo:margin-top="0cm" fo:margin-bottom="0cm" loext:contextual-spacing="false" fo:line-height="100%"/>
      <style:text-properties officeooo:paragraph-rsid="0007c843"/>
    </style:style>
    <style:style style:name="P7" style:family="paragraph" style:parent-style-name="Standard">
      <style:paragraph-properties fo:margin-top="0cm" fo:margin-bottom="0cm" loext:contextual-spacing="false" fo:line-height="100%"/>
      <style:text-properties style:font-name="Times New Roman" fo:font-size="8pt" style:font-size-asian="8pt" style:font-size-complex="10pt"/>
    </style:style>
    <style:style style:name="P8" style:family="paragraph" style:parent-style-name="Standard">
      <style:paragraph-properties fo:margin-top="0cm" fo:margin-bottom="0cm" loext:contextual-spacing="false" fo:line-height="100%"/>
      <style:text-properties style:font-name="Times New Roman" fo:font-size="8pt" style:font-size-asian="8pt" style:font-size-complex="12pt"/>
    </style:style>
    <style:style style:name="P9" style:family="paragraph" style:parent-style-name="Standard">
      <style:paragraph-properties fo:margin-top="0cm" fo:margin-bottom="0cm" loext:contextual-spacing="false" fo:line-height="100%"/>
      <style:text-properties style:font-name="Times New Roman" fo:font-size="8pt" officeooo:paragraph-rsid="0007c843" style:font-size-asian="8pt" style:font-size-complex="12pt"/>
    </style:style>
    <style:style style:name="P10" style:family="paragraph" style:parent-style-name="Standard">
      <style:paragraph-properties fo:margin-top="0cm" fo:margin-bottom="0cm" loext:contextual-spacing="false" fo:line-height="100%"/>
      <style:text-properties style:font-name="Times New Roman" fo:font-size="8pt" style:font-size-asian="8pt" style:font-size-complex="8pt"/>
    </style:style>
    <style:style style:name="P11" style:family="paragraph" style:parent-style-name="Standard">
      <style:paragraph-properties fo:margin-top="0cm" fo:margin-bottom="0cm" loext:contextual-spacing="false" fo:line-height="100%"/>
      <style:text-properties style:font-name="Times New Roman" fo:font-size="12pt" style:font-size-asian="12pt" style:font-size-complex="12pt"/>
    </style:style>
    <style:style style:name="P12"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size-complex="12pt"/>
    </style:style>
    <style:style style:name="P13" style:family="paragraph" style:parent-style-name="Standard">
      <style:paragraph-properties fo:margin-top="0cm" fo:margin-bottom="0cm" loext:contextual-spacing="false" fo:line-height="100%" fo:text-align="center" style:justify-single-word="false"/>
      <style:text-properties officeooo:rsid="00066096" officeooo:paragraph-rsid="00066096"/>
    </style:style>
    <style:style style:name="P14" style:family="paragraph" style:parent-style-name="Standard">
      <style:paragraph-properties fo:margin-top="0cm" fo:margin-bottom="0cm" loext:contextual-spacing="false" fo:line-height="100%" fo:text-align="end" style:justify-single-word="false"/>
      <style:text-properties officeooo:rsid="0007c843" officeooo:paragraph-rsid="0007c843"/>
    </style:style>
    <style:style style:name="P15" style:family="paragraph" style:parent-style-name="Standard">
      <style:paragraph-properties fo:margin-top="0cm" fo:margin-bottom="0cm" loext:contextual-spacing="false" fo:line-height="100%"/>
      <style:text-properties style:font-name="Brandon" officeooo:paragraph-rsid="0007c843"/>
    </style:style>
    <style:style style:name="P16" style:family="paragraph" style:parent-style-name="Standard" style:master-page-name="Standard">
      <style:paragraph-properties fo:margin-top="0cm" fo:margin-bottom="0cm" loext:contextual-spacing="false" fo:line-height="100%" style:page-number="auto"/>
      <style:text-properties fo:text-transform="uppercase" style:font-name="Times New Roman" fo:font-size="8pt" style:font-size-asian="8pt" style:font-size-complex="12pt"/>
    </style:style>
    <style:style style:name="P17" style:family="paragraph" style:parent-style-name="Standard">
      <style:paragraph-properties fo:margin-left="0.501cm" fo:margin-right="0cm" fo:margin-top="0cm" fo:margin-bottom="0cm" loext:contextual-spacing="false" fo:line-height="100%" fo:text-indent="-0.501cm" style:auto-text-indent="false"/>
    </style:style>
    <style:style style:name="P18" style:family="paragraph" style:parent-style-name="Párrafo_20_de_20_lista1">
      <style:paragraph-properties fo:margin-left="0.501cm" fo:margin-right="0cm" fo:margin-top="0cm" fo:margin-bottom="0cm" loext:contextual-spacing="true" fo:line-height="100%" fo:text-indent="-0.501cm" style:auto-text-indent="false"/>
    </style:style>
    <style:style style:name="P19" style:family="paragraph" style:parent-style-name="Párrafo_20_de_20_lista1">
      <style:paragraph-properties fo:margin-left="0cm" fo:margin-right="0cm" fo:margin-top="0cm" fo:margin-bottom="0cm" loext:contextual-spacing="true" fo:line-height="100%" fo:text-indent="0cm" style:auto-text-indent="false"/>
      <style:text-properties style:font-name="Times New Roman" fo:font-size="8pt" style:font-size-asian="8pt" style:font-size-complex="12pt"/>
    </style:style>
    <style:style style:name="P20" style:family="paragraph" style:parent-style-name="Párrafo_20_de_20_lista1">
      <style:paragraph-properties fo:margin-left="0cm" fo:margin-right="0cm" fo:margin-top="0cm" fo:margin-bottom="0cm" loext:contextual-spacing="true" fo:line-height="100%" fo:text-indent="0cm" style:auto-text-indent="false"/>
    </style:style>
    <style:style style:name="P21" style:family="paragraph" style:parent-style-name="Párrafo_20_de_20_lista1" style:master-page-name="">
      <loext:graphic-properties draw:fill="none"/>
      <style:paragraph-properties fo:margin-left="0cm" fo:margin-right="0cm" fo:margin-top="0cm" fo:margin-bottom="0.353cm" loext:contextual-spacing="true" fo:line-height="115%"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style:style>
    <style:style style:name="P22" style:family="paragraph" style:parent-style-name="Text_20_body">
      <style:text-properties style:font-name="Times New Roman" fo:font-size="8pt" style:font-size-asian="8pt" style:font-size-complex="12pt"/>
    </style:style>
    <style:style style:name="P23" style:family="paragraph" style:parent-style-name="Text_20_body">
      <style:text-properties officeooo:paragraph-rsid="000efcdb"/>
    </style:style>
    <style:style style:name="P24" style:family="paragraph" style:parent-style-name="Text_20_body">
      <style:text-properties officeooo:rsid="00112f1a" officeooo:paragraph-rsid="001242ea"/>
    </style:style>
    <style:style style:name="P25" style:family="paragraph" style:parent-style-name="Text_20_body">
      <style:text-properties officeooo:rsid="00112f1a" officeooo:paragraph-rsid="001a1f6b"/>
    </style:style>
    <style:style style:name="P26" style:family="paragraph" style:parent-style-name="Text_20_body">
      <style:text-properties officeooo:paragraph-rsid="001a1f6b"/>
    </style:style>
    <style:style style:name="P27" style:family="paragraph" style:parent-style-name="Text_20_body">
      <style:text-properties officeooo:rsid="001a1f6b" officeooo:paragraph-rsid="001a1f6b"/>
    </style:style>
    <style:style style:name="P28" style:family="paragraph" style:parent-style-name="Text_20_body">
      <style:text-properties officeooo:rsid="001aae54" officeooo:paragraph-rsid="001aae54"/>
    </style:style>
    <style:style style:name="P29" style:family="paragraph" style:parent-style-name="Text_20_body">
      <style:text-properties officeooo:rsid="001c4dfe" officeooo:paragraph-rsid="001c4dfe"/>
    </style:style>
    <style:style style:name="P30" style:family="paragraph" style:parent-style-name="Text_20_body">
      <style:paragraph-properties fo:break-before="page"/>
    </style:style>
    <style:style style:name="T1" style:family="text">
      <style:text-properties fo:text-transform="uppercase" fo:color="#7030a0" style:font-name="Verdana" fo:font-size="12pt" fo:font-weight="bold" style:font-size-asian="12pt" style:font-weight-asian="bold" style:font-size-complex="12pt"/>
    </style:style>
    <style:style style:name="T2" style:family="text">
      <style:text-properties fo:text-transform="uppercase" fo:color="#7030a0" style:font-name="Verdana" fo:font-weight="bold" style:font-weight-asian="bold"/>
    </style:style>
    <style:style style:name="T3" style:family="text">
      <style:text-properties fo:text-transform="uppercase" style:font-name="Times New Roman" fo:font-size="8pt" style:font-size-asian="8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style-complex="italic" style:font-weight-complex="bold"/>
    </style:style>
    <style:style style:name="T6" style:family="text">
      <style:text-properties style:font-name="Times New Roman" fo:font-size="12pt" officeooo:rsid="0007c843" style:font-size-asian="12pt" style:font-size-complex="12pt"/>
    </style:style>
    <style:style style:name="T7" style:family="text">
      <style:text-properties style:font-name="Times New Roman" fo:font-size="12pt" fo:font-style="italic" fo:font-weight="bold" style:font-size-asian="12pt" style:font-style-asian="italic" style:font-weight-asian="bold" style:font-size-complex="12pt"/>
    </style:style>
    <style:style style:name="T8" style:family="text">
      <style:text-properties style:font-name="Times New Roman" fo:font-size="12pt" fo:font-style="italic" officeooo:rsid="0007c843" style:font-size-asian="12pt" style:font-style-asian="italic" style:font-size-complex="12pt"/>
    </style:style>
    <style:style style:name="T9" style:family="text">
      <style:text-properties style:font-name="Times New Roman" fo:font-size="12pt" fo:font-weight="bold" style:font-size-asian="12pt" style:font-weight-asian="bold" style:font-size-complex="12pt"/>
    </style:style>
    <style:style style:name="T10" style:family="text">
      <style:text-properties style:font-name="Times New Roman" fo:font-size="12pt" fo:language="es" fo:country="MX" style:font-size-asian="12pt" style:font-size-complex="12pt" style:font-weight-complex="bold"/>
    </style:style>
    <style:style style:name="T11" style:family="text">
      <style:text-properties style:font-name="Times New Roman" fo:font-size="12pt" fo:language="es" fo:country="MX" fo:font-style="italic" style:font-size-asian="12pt" style:font-style-asian="italic" style:font-size-complex="12pt" style:font-weight-complex="bold"/>
    </style:style>
    <style:style style:name="T12" style:family="text">
      <style:text-properties style:font-name="Times New Roman" fo:font-size="8pt" style:font-size-asian="8pt" style:font-size-complex="12pt"/>
    </style:style>
    <style:style style:name="T13" style:family="text">
      <style:text-properties style:font-name="Times New Roman" fo:font-size="8pt" style:font-size-asian="8pt" style:font-size-complex="8pt"/>
    </style:style>
    <style:style style:name="T14" style:family="text">
      <style:text-properties style:font-name="Times New Roman" fo:font-size="8pt" fo:font-style="italic" style:font-size-asian="8pt" style:font-style-asian="italic" style:font-size-complex="12pt"/>
    </style:style>
    <style:style style:name="T15" style:family="text">
      <style:text-properties fo:color="#7030a0" style:font-name="Verdana" fo:font-size="10pt" fo:font-weight="bold" style:font-size-asian="10pt" style:font-weight-asian="bold" style:font-size-complex="10pt"/>
    </style:style>
    <style:style style:name="T16" style:family="text">
      <style:text-properties fo:color="#7030a0" style:font-name="Verdana" fo:font-size="10pt" officeooo:rsid="0007c843" style:font-size-asian="10pt" style:font-size-complex="10pt"/>
    </style:style>
    <style:style style:name="T17" style:family="text">
      <style:text-properties fo:color="#7030a0" fo:font-size="10pt" fo:font-weight="bold" officeooo:rsid="0007c843" style:font-size-asian="10pt" style:font-weight-asian="bold" style:font-size-complex="10pt"/>
    </style:style>
    <style:style style:name="T18" style:family="text">
      <style:text-properties style:font-name="Georgia" fo:font-size="10pt" style:font-size-asian="10pt" style:font-size-complex="12pt"/>
    </style:style>
    <style:style style:name="T19" style:family="text">
      <style:text-properties style:font-name="Georgia" fo:font-size="10pt" officeooo:rsid="0007c843" style:font-size-asian="10pt" style:font-size-complex="12pt"/>
    </style:style>
    <style:style style:name="T20" style:family="text">
      <style:text-properties style:font-name="Georgia" fo:font-size="10pt" fo:font-style="italic" style:font-size-asian="10pt" style:font-style-asian="italic" style:font-size-complex="12pt"/>
    </style:style>
    <style:style style:name="T21" style:family="text">
      <style:text-properties style:font-name="Georgia" fo:font-size="10pt" fo:font-weight="bold" style:font-size-asian="10pt" style:font-weight-asian="bold" style:font-size-complex="12pt"/>
    </style:style>
    <style:style style:name="T22" style:family="text">
      <style:text-properties style:font-name="Arial" fo:font-size="9pt" style:font-size-asian="9pt" style:font-name-complex="Arial1" style:font-size-complex="9pt"/>
    </style:style>
    <style:style style:name="T23" style:family="text">
      <style:text-properties fo:color="#0070c0" style:font-name="Times New Roman" fo:font-size="12pt" fo:language="es" fo:country="ES" style:font-name-asian="Times New Roman1" style:font-size-asian="12pt" style:language-asian="es" style:country-asian="AR" style:font-size-complex="12pt"/>
    </style:style>
    <style:style style:name="T24" style:family="text">
      <style:text-properties style:use-window-font-color="true" style:font-name="Times" fo:font-size="12pt" style:text-underline-style="none" style:font-size-asian="12pt" style:font-size-complex="12pt"/>
    </style:style>
    <style:style style:name="T25" style:family="text">
      <style:text-properties officeooo:rsid="000c2acd"/>
    </style:style>
    <style:style style:name="T26" style:family="text">
      <style:text-properties officeooo:rsid="000d696a"/>
    </style:style>
    <style:style style:name="T27" style:family="text">
      <style:text-properties officeooo:rsid="000daf8c"/>
    </style:style>
    <style:style style:name="T28" style:family="text">
      <style:text-properties fo:font-weight="bold" officeooo:rsid="000daf8c" style:font-weight-asian="bold" style:font-weight-complex="bold"/>
    </style:style>
    <style:style style:name="T29" style:family="text">
      <style:text-properties fo:font-weight="bold" officeooo:rsid="001242ea"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1fc595" fo:background-color="transparent" loext:char-shading-value="0"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242ea" style:font-style-asian="normal" style:font-style-complex="normal"/>
    </style:style>
    <style:style style:name="T34" style:family="text">
      <style:text-properties fo:font-style="normal" officeooo:rsid="0012c11a" style:font-style-asian="normal" style:font-style-complex="normal"/>
    </style:style>
    <style:style style:name="T35" style:family="text">
      <style:text-properties fo:font-style="normal" officeooo:rsid="0013eb95" style:font-style-asian="normal" style:font-style-complex="normal"/>
    </style:style>
    <style:style style:name="T36" style:family="text">
      <style:text-properties fo:font-style="normal" officeooo:rsid="00187bb2" style:font-style-asian="normal" style:font-style-complex="normal"/>
    </style:style>
    <style:style style:name="T37" style:family="text">
      <style:text-properties fo:font-style="normal" officeooo:rsid="001a1f6b" style:font-style-asian="normal" style:font-style-complex="normal"/>
    </style:style>
    <style:style style:name="T38" style:family="text">
      <style:text-properties fo:font-style="normal" officeooo:rsid="001aae54" style:font-style-asian="normal" style:font-style-complex="normal"/>
    </style:style>
    <style:style style:name="T39" style:family="text">
      <style:text-properties fo:font-style="normal" officeooo:rsid="001af363" style:font-style-asian="normal" style:font-style-complex="normal"/>
    </style:style>
    <style:style style:name="T40" style:family="text">
      <style:text-properties fo:font-style="normal" officeooo:rsid="001c4dfe" style:font-style-asian="normal" style:font-style-complex="normal"/>
    </style:style>
    <style:style style:name="T41" style:family="text">
      <style:text-properties fo:font-style="normal" officeooo:rsid="001d943a" style:font-style-asian="normal" style:font-style-complex="normal"/>
    </style:style>
    <style:style style:name="T42" style:family="text">
      <style:text-properties fo:font-style="normal" officeooo:rsid="001f8761" style:font-style-asian="normal" style:font-style-complex="normal"/>
    </style:style>
    <style:style style:name="T43" style:family="text">
      <style:text-properties fo:font-style="normal" fo:font-weight="bold" officeooo:rsid="0012c11a" fo:background-color="#ff6600" loext:char-shading-value="0" style:font-style-asian="normal" style:font-weight-asian="bold" style:font-style-complex="normal" style:font-weight-complex="bold"/>
    </style:style>
    <style:style style:name="T44" style:family="text">
      <style:text-properties fo:font-style="normal" officeooo:rsid="001f8761" fo:background-color="#ffff99" loext:char-shading-value="0" style:font-style-asian="normal" style:font-style-complex="normal"/>
    </style:style>
    <style:style style:name="T45" style:family="text">
      <style:text-properties fo:font-style="normal" officeooo:rsid="001f8761" fo:background-color="#ffff99" loext:char-shading-value="0" style:font-style-asian="normal" style:font-style-complex="normal"/>
    </style:style>
    <style:style style:name="T46" style:family="text">
      <style:text-properties fo:font-style="normal" officeooo:rsid="001f8761" fo:background-color="transparent" loext:char-shading-value="0" style:font-style-asian="normal" style:font-style-complex="normal"/>
    </style:style>
    <style:style style:name="T47" style:family="text">
      <style:text-properties fo:font-style="normal" officeooo:rsid="001fc595" fo:background-color="transparent" loext:char-shading-value="0" style:font-style-asian="normal" style:font-style-complex="normal"/>
    </style:style>
    <style:style style:name="T48" style:family="text">
      <style:text-properties officeooo:rsid="001a1f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
      <text:p text:style-name="P13"><text:span text:style-name="T1">Gliese 411 b</text:span></text:p>
      <text:p text:style-name="P3"><text:span text:style-name="T2">SUBTÍTULO</text:span></text:p>
      <text:p text:style-name="P3"><text:span text:style-name="T4">(Ambos son prerrogativa de Ciencia Hoy)</text:span></text:p>
      <text:p text:style-name="P1"/>
      <text:p text:style-name="P1"/>
      <text:p text:style-name="P1"/>
      <text:p text:style-name="P7"/>
      <text:p text:style-name="P7"/>
      <text:p text:style-name="P14"><text:span text:style-name="T15">Rodrigo Díaz</text:span></text:p>
      <text:p text:style-name="P4"><text:span text:style-name="T16">Instituto de Astronomía y Física del Espacio (Universidad de Buenos Aires - CONICET)</text:span></text:p>
      <text:p text:style-name="P8"/>
      <text:p text:style-name="P15"><text:span text:style-name="T17">Introducción</text:span></text:p>
      <text:p text:style-name="P6"><text:span text:style-name="T4"/></text:p>
      <text:p text:style-name="P23">Siempre nos llamaron la atención. Desde la Antigüedad, los planetas tuvieron un rol especial <text:span text:style-name="T25">y despertaron la curiosidad de la Humanidad</text:span>. Esas luces en el cielo, aparte de estar entre las más brillantes, se diferencian de todas las demás por una razón que se intu<text:span text:style-name="T26">ye</text:span> mucho más profunda y trascendente. A lo largo de los meses y de los años, la posición de los planetas en el cielo cambia con respecto a las llamadas “estrellas fijas” (es irónico: si estuvieran realmente fijas, no podríamos haber descubierto a Gliese 411 b). De hecho, el término “planeta” viene del griego <text:span text:style-name="T29">BLABLA</text:span>, que significa “errante”. <text:span text:style-name="T27">Explicar esta relativamente sencilla observación fue el objetivo de astrónomos y científicos de todos los tiempos, a partir de los primeros modelos de Ptolomeo y de Hipatia de Alejandría, este problema iluminó el camino hacia la Revolución Científica, que culminó con la formulación de la ley de Gravedad Universal por parte de Isaac Newton, y de la que participaron, entre muchos otros, Copérnico, Galileo, y Kepler. Todos ellos (</text:span><text:span text:style-name="T28">y ellas!</text:span><text:span text:style-name="T27">) intentaban explicar precisamente el movimiento de los planetas.</text:span></text:p>
      <text:p text:style-name="P26"><text:span text:style-name="T48">≡ Versión 1</text:span></text:p>
      <text:p text:style-name="P24">No es sorprendente, entonces, que el estudio de los planetas en órbita alrededor de estrellas que no son el Sol (llamados <text:span text:style-name="T30">planetas extrasolares</text:span><text:span text:style-name="T32"> o </text:span><text:span text:style-name="T30">exoplanetas</text:span><text:span text:style-name="T32">) </text:span><text:span text:style-name="T37">despierte</text:span><text:span text:style-name="T32"> tanto interés </text:span><text:span text:style-name="T33">y </text:span><text:span text:style-name="T37">haya generado la enorme cantidad de instrumentos y proyectos destinados a su estudio. Los exoplanetas son el</text:span><text:span text:style-name="T33"> objeto de varias misiones espaciales, pasadas, presentes y futuras, </text:span><text:span text:style-name="T35">tanto de la agencia espacial estadounidense (NASA) como de la agencia espacial europea (ESA)</text:span><text:span text:style-name="T33">. </text:span><text:span text:style-name="T34">La </text:span><text:span text:style-name="T32">gran cantidad de cambios y modificaciones en </text:span><text:span text:style-name="T36">la</text:span><text:span text:style-name="T32"> comprensión de la formación </text:span><text:span text:style-name="T34">y evolución de los planetas que se produjeron a partir de la detección de los primeros exoplanetas en la década de los noventa constituyen una </text:span><text:span text:style-name="T43">pequeña</text:span><text:span text:style-name="T34"> revolución en la astronomía y la astrofísica. </text:span><text:span text:style-name="T36">A</text:span><text:span text:style-name="T34">un no hemos visto </text:span><text:span text:style-name="T36">la culminación de esta revolución</text:span><text:span text:style-name="T34">, y </text:span><text:span text:style-name="T36">su fin </text:span><text:span text:style-name="T34">no parece estar cerca. </text:span><text:span text:style-name="T36">De hecho, el estudio de los planetas extrasolares podría llegar a proveer la primera evidencia de la existencia de vida fuera de la Tierra en la próxima década. ¡Hablame de revoluciones!</text:span></text:p>
      <text:p text:style-name="P27"><text:span text:style-name="T36">≡</text:span><text:span text:style-name="T32"> Versión 2</text:span></text:p>
      <text:p text:style-name="P25"><text:span text:style-name="T37">E</text:span><text:span text:style-name="T32">l estudio de los planetas en órbita alrededor de estrellas que no son el Sol (llamados </text:span><text:span text:style-name="T30">planetas extrasolares</text:span><text:span text:style-name="T32"> o </text:span><text:span text:style-name="T30">exoplanetas</text:span><text:span text:style-name="T32">) </text:span><text:span text:style-name="T37">guarda similitudes con la exploración de los planetas del Sistema Solar. </text:span><text:span text:style-name="T34">La </text:span><text:span text:style-name="T32">gran cantidad de cambios y modificaciones en </text:span><text:span text:style-name="T36">la</text:span><text:span text:style-name="T32"> comprensión de la formación </text:span><text:span text:style-name="T34">y evolución de los planetas que se produjeron a partir de la detección de los primeros exoplanetas en la década de los noventa constituyen una revolución en la astronomía y la astrofísica. </text:span><text:span text:style-name="T36">A</text:span><text:span text:style-name="T34">un no hemos visto </text:span><text:span text:style-name="T36">la culminación de esta revolución</text:span><text:span text:style-name="T34">, y </text:span><text:span text:style-name="T36">su fin </text:span><text:span text:style-name="T34">no parece estar cerca. </text:span><text:span text:style-name="T36">De hecho, el estudio de los planetas extrasolares podría llegar a proveer la primera evidencia de la existencia de vida fuera de la Tierra en la próxima década. ¡Hablame de revoluciones!</text:span></text:p>
      <text:p text:style-name="P25"><text:span text:style-name="T36">No es sorprendente, entonces, que el estudio de </text:span><text:span text:style-name="T38">planetas extrasolares</text:span><text:span text:style-name="T36"> </text:span><text:span text:style-name="T37">despierte</text:span><text:span text:style-name="T36"> tanto interés </text:span><text:span text:style-name="T33">y </text:span><text:span text:style-name="T38">sea en la actualidad uno de los campos más activos de la astronomía. Un</text:span><text:span text:style-name="T37">a enorme cantidad de instrumentos y proyectos </text:span><text:span text:style-name="T38">están </text:span><text:span text:style-name="T37">destinados a su estudio, </text:span><text:span text:style-name="T38">y la cantidad de investigadores, muchos de ellos y ellas jóvenes, que se dedican al estudio de estos cuerpos aumenta año a año</text:span><text:span text:style-name="T37">. </text:span><text:span text:style-name="T38">Además, l</text:span><text:span text:style-name="T37">os exoplanetas son el</text:span><text:span text:style-name="T33"> objeto de varias misiones espaciales, pasadas, presentes y futuras, </text:span><text:span text:style-name="T35">tanto de la agencia espacial estadounidense (NASA) como de la agencia espacial europea (ESA)</text:span><text:span text:style-name="T33">.</text:span></text:p>
      <text:p text:style-name="P27"><text:soft-page-break/><text:span text:style-name="T33">≡</text:span><text:span text:style-name="T32">Fin versión 2</text:span></text:p>
      <text:p text:style-name="P28"><text:span text:style-name="T33">P</text:span><text:span text:style-name="T32">ero vamos por partes. Los primeros descubrimientos de planetas extrasolares en órbita de estrellas parecidas al Sol </text:span><text:span text:style-name="T39">datan de la década de los noventas del último siglo. En 1995, los astrónomos de la Universidad de Ginebra, Michel Mayor y Didier Queloz, anunciaron al mundo el descubrimiento de un objeto, con una masa (mínima) de XXX veces la masa del planeta Júpiter, en una órbita de poco más de XX días de período entorno de su estrella, 51 Pegasi. Esto significaba que la distancia orbital </text:span><text:span text:style-name="T40">es de alrededor de un XXx de la distancia que separa a Mercurio del Sol. Esto solo significó una enorme sorpresa y conllevó un gran desarrollo de los modelos de formación y evolución de los sistemas planetarios. La importancia de estos primeros descubrimientos y sus efectos en los modelos de formación y la comprensión de los sistemas planetarios, fueron descriptos con maestría por Cristian Beaugé y Walkiria Schulz en esta misma publicación en el año 2008.</text:span></text:p>
      <text:p text:style-name="P29"><text:span text:style-name="T40">A </text:span><text:span text:style-name="T32">lo largo de más de veinte años </text:span><text:span text:style-name="T42">desde 1995</text:span><text:span text:style-name="T32">, </text:span><text:span text:style-name="T41">la acumulación acelerada de nuevas detecciones y sistemas no disminuyó la cantidad de sorpresas y descubrimientos inesperados. </text:span><text:span text:style-name="T45">Aparecieron planetas de períodos cortos en órbitas excéntricas, o con órbitas inclinadas con respecto al eje de rotación de la estrella, o incluso planetas en órbitas retrógradas (es decir, que la estrella rota sobre su eje en un sentido y el planeta orbita en el sentido opuesto).</text:span><text:span text:style-name="T46"> </text:span><text:span text:style-name="T47">El lanzamiento de la misión espacial </text:span><text:span text:style-name="T31">Kepler</text:span><text:span text:style-name="T47">, de la NASA, en 2009, CULMINACIÓN DE LA ERA DE DESCUBRIMIENTO.</text:span></text:p>
      <text:p text:style-name="Text_20_body"/>
      <text:p text:style-name="P30"/>
      <text:p text:style-name="P22"><text:span text:style-name="T15"/></text:p>
      <text:p text:style-name="P22"><text:span text:style-name="T15"/></text:p>
      <text:p text:style-name="P9"><text:span text:style-name="T15">Subtítulo</text:span></text:p>
      <text:p text:style-name="subtitle"/>
      <text:p text:style-name="P11"><text:span text:style-name="T4"/></text:p>
      <text:p text:style-name="P10"/>
      <table:table table:name="Table1" table:style-name="Table1">
        <table:table-column table:style-name="Table1.A"/>
        <table:table-row table:style-name="Table1.1">
          <table:table-cell table:style-name="Table1.A1" office:value-type="string">
            <text:p text:style-name="P2"><text:span text:style-name="T7">Recuadro</text:span></text:p>
            <text:p text:style-name="P12"/>
            <text:p text:style-name="P2"><text:span text:style-name="T4">**************************************************************************************************************************************************************************************************************************************************************************</text:span></text:p>
          </table:table-cell>
        </table:table-row>
      </table:table>
      <text:p text:style-name="P10"/>
      <text:p text:style-name="P12"/>
      <text:p text:style-name="P2"><text:span text:style-name="T7">Ilustraciones</text:span></text:p>
      <text:p text:style-name="P2"><text:span text:style-name="T4">(Son prerrogativa de Ciencia Hoy) Enviar en archivo aparte en formato jpg, tif, gif, eps, bmp o png, en alta resolución.</text:span></text:p>
      <text:p text:style-name="P8"/>
      <text:p text:style-name="P8"/>
      <text:p text:style-name="P2"><text:span text:style-name="T7">Leyendas de las ilustraciones</text:span></text:p>
      <text:p text:style-name="P8"/>
      <text:p text:style-name="P18"><text:span text:style-name="T4">Figura </text:span><text:span text:style-name="T18">1</text:span><text:span text:style-name="T4">. </text:span><text:span text:style-name="T9">EJEMPLO</text:span><text:span text:style-name="T4">. Izquierda, cráneo fosilizado de un mamífero…</text:span></text:p>
      <text:p text:style-name="P19"/>
      <text:p text:style-name="P8"/>
      <text:p text:style-name="P8"/>
      <text:p text:style-name="P2"><text:span text:style-name="T7">Lecturas sugeridas</text:span></text:p>
      <text:p text:style-name="P8"/>
      <text:p text:style-name="P17"><text:span text:style-name="T18">APELLIDO INICIAL, IDEM, AÑO, ‘Título de artículo o capítulo’, </text:span><text:span text:style-name="T20">Revista o libro</text:span><text:span text:style-name="T18">, </text:span><text:span text:style-name="T5">accesible en: </text:span></text:p>
      <text:p text:style-name="P17"><text:span text:style-name="T21">EJEMPLO. </text:span><text:span text:style-name="T18">CORIA RA</text:span><text:span text:style-name="T10"> y </text:span><text:span text:style-name="T18">SALGADO L</text:span><text:span text:style-name="T10">, </text:span><text:span text:style-name="T18">1996</text:span><text:span text:style-name="T10">, ‘Dinosaurios carnívoros de Sudamérica’, </text:span><text:span text:style-name="T11">Investigación y Ciencia</text:span><text:span text:style-name="T10">, 237: 39-40.</text:span></text:p>
      <text:p text:style-name="P8"/>
      <text:p text:style-name="P2"><text:span text:style-name="T22">Agradecimientos de los autores (en caso de haberlos) </text:span></text:p>
      <text:p text:style-name="P8"/>
      <text:p text:style-name="P8"/>
      <text:p text:style-name="P2"><text:span text:style-name="T7">Datos de los autores</text:span></text:p>
      <text:p text:style-name="P5"><text:span text:style-name="T23"/></text:p>
      <text:p text:style-name="P20"><text:span text:style-name="T6">Rodrigo Fernando</text:span><text:span text:style-name="T4"> </text:span><text:span text:style-name="T6">Díaz</text:span></text:p>
      <text:p text:style-name="P20"><text:span text:style-name="T4">Doctor en ciencias </text:span><text:span text:style-name="T6">físicas</text:span><text:span text:style-name="T4">, Universidad </text:span><text:span text:style-name="T6">de Buenos Aires</text:span><text:span text:style-name="T4">.</text:span></text:p>
      <text:p text:style-name="P20"><text:span text:style-name="T4">Investigador adjunt</text:span><text:span text:style-name="T6">o</text:span><text:span text:style-name="T4"> en el </text:span><text:span text:style-name="T6">IAFE</text:span><text:span text:style-name="T18">, U</text:span><text:span text:style-name="T19">BA</text:span><text:span text:style-name="T4">-Conicet.</text:span></text:p>
      <text:p text:style-name="P20"><text:a xlink:type="simple" xlink:href="mailto:rodrigo@iafe.uba.ar" text:style-name="Internet_20_link" text:visited-style-name="Visited_20_Internet_20_Link"><text:span text:style-name="Internet_20_link"><text:span text:style-name="T8">rodrigo@iafe.uba.ar</text:span></text:span></text:a></text:p>
      <text:p text:style-name="P21"><text:span text:style-name="Internet_20_link"><text:span text:style-name="T24">twitter: exorfd</text:span></text:span></text:p>
      <text:p text:style-name="P2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andon" svg:font-family="Brandon"/>
    <style:font-face style:name="Times" svg:font-family="Times" style:font-family-generic="roman"/>
    <style:font-face style:name="FreeSans1" svg:font-family="FreeSans" style:font-family-generic="swiss"/>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397cm" style:writing-mode="page"/>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font-name="Roboto" fo:font-family="Roboto" style:font-pitch="variable" fo:font-size="11pt" fo:language="es" fo:country="AR" style:font-name-asian="Calibri1" style:font-family-asian="Calibri" style:font-family-generic-asian="system" style:font-pitch-asian="variable" style:font-size-asian="11pt" style:language-asian="zh" style:country-asian="CN"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justify" style:justify-single-word="false"/>
    </style:style>
    <style:style style:name="List" style:family="paragraph" style:parent-style-name="Text_20_body" style:default-outline-level="" style:class="list">
      <style:text-properties style:font-name="Liberation Sans1" fo:font-family="'Liberation Sans'" style:font-family-generic="roman" style:font-pitch="variable"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1"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Liberation Sans1" fo:font-family="'Liberation Sans'" style:font-family-generic="roman" style:font-pitch="variable" style:font-name-complex="FreeSans" style:font-family-complex="FreeSans" style:font-family-generic-complex="system" style:font-pitch-complex="variable"/>
    </style:style>
    <style:style style:name="Leyenda" style:family="paragraph" style:parent-style-name="Standard" style:default-outline-level="">
      <style:paragraph-properties fo:margin-top="0.212cm" fo:margin-bottom="0.212cm" loext:contextual-spacing="false" text:number-lines="false" text:line-number="0"/>
      <style:text-properties style:font-name="Liberation Sans1" fo:font-family="'Liberation Sans'" style:font-family-generic="roman" style:font-pitch="variable"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árrafo_20_de_20_lista1" style:display-name="Párrafo de lista1" style:family="paragraph" style:parent-style-name="Standard" style:default-outline-level="">
      <style:paragraph-properties fo:margin-left="1.27cm" fo:margin-right="0cm" fo:margin-top="0cm" fo:margin-bottom="0.353cm" loext:contextual-spacing="true" fo:text-indent="0cm" style:auto-text-indent="false"/>
    </style:style>
    <style:style style:name="Texto_20_de_20_globo1" style:display-name="Texto de globo1"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next-style-name="Text_20_body">
      <style:paragraph-properties fo:margin-top="0cm" fo:margin-bottom="0cm" loext:contextual-spacing="false" fo:line-height="100%" fo:text-align="center" style:justify-single-word="false"/>
      <style:text-properties fo:font-size="18pt" style:font-size-asian="18pt" style:font-size-complex="18pt"/>
    </style:style>
    <style:style style:name="subtitle"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8pt" style:font-size-asian="8pt" style:font-size-complex="12pt"/>
    </style:style>
    <style:style style:name="Default_20_Paragraph_20_Font" style:display-name="Default Paragraph Font" style:family="text"/>
    <style:style style:name="WW8Num1z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WW8Num2z0" style:family="text"/>
    <style:style style:name="WW8Num3z0" style:family="text">
      <style:text-properties style:font-name="Times New Roman" fo:font-family="'Times New Roman'" style:font-family-generic="roman" style:font-pitch="variable"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5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6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7z0" style:family="text">
      <style:text-properties fo:font-weight="normal" style:font-weight-asian="norma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apple-converted-space" style:family="text" style:parent-style-name="Fuente_20_de_20_párrafo_20_predeter.1"/>
    <style:style style:name="Internet_20_link" style:display-name="Internet link" style:family="text">
      <style:text-properties fo:color="#0000ff" style:text-underline-style="solid" style:text-underline-width="auto" style:text-underline-color="font-color"/>
    </style:style>
    <style:style style:name="Texto_20_de_20_globo_20_Car" style:display-name="Texto de globo Car" style:family="text">
      <style:text-properties style:font-name="Segoe UI" fo:font-family="'Segoe UI'" style:font-family-generic="roman" style:font-pitch="variable" fo:font-size="9pt" fo:language="es" fo:country="AR" style:font-size-asian="9pt" style:font-name-complex="Segoe UI1" style:font-family-complex="'Segoe UI'" style:font-family-generic-complex="system" style:font-pitch-complex="variable" style:font-size-complex="9pt"/>
    </style:style>
    <style:style style:name="Mención_20_sin_20_resolver1" style:display-name="Mención sin resolver1" style:family="text">
      <style:text-properties fo:color="#808080" fo:background-color="#e6e6e6"/>
    </style:style>
    <style:style style:name="Texto_20_de_20_globo_20_Car1" style:display-name="Texto de globo Car1" style:family="text">
      <style:text-properties style:font-name="Segoe UI" fo:font-family="'Segoe UI'" style:font-family-generic="roman" style:font-pitch="variable" fo:font-size="9pt" fo:language="es" fo:country="AR"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st1" style:family="text"/>
    <style:style style:name="HTML_20_Cite" style:display-name="HTML Cite"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size="12pt" style:font-size-asian="12pt" style:font-name-complex="Symbol1" style:font-family-complex="Symbol" style:font-family-generic-complex="system" style:font-pitch-complex="variable" style:font-size-complex="12pt"/>
    </style:style>
    <style:style style:name="ListLabel_20_4" style:display-name="ListLabel 4" style:family="text">
      <style:text-properties fo:font-size="12pt" style:font-size-asian="12pt" style:font-name-complex="Symbol1" style:font-family-complex="Symbol" style:font-family-generic-complex="system" style:font-pitch-complex="variable" style:font-size-complex="12pt"/>
    </style:style>
    <style:style style:name="ListLabel_20_5" style:display-name="ListLabel 5" style:family="text">
      <style:text-properties fo:font-size="12pt" style:font-size-asian="12pt" style:font-name-complex="Symbol1" style:font-family-complex="Symbol" style:font-family-generic-complex="system" style:font-pitch-complex="variable" style:font-size-complex="12pt"/>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2pt" style:font-size-asian="12pt"/>
    </style:style>
    <style:style style:name="ListLabel_20_11" style:display-name="ListLabel 11" style:family="text">
      <style:text-properties style:font-name="Times New Roman" fo:font-family="'Times New Roman'" style:font-family-generic="roman" style:font-pitch="variable" fo:font-size="12pt" fo:font-style="italic" style:font-size-asian="12pt" style:font-style-asian="italic"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A" style:num-letter-sync="true">
        <style:list-level-properties text:list-level-position-and-space-mode="label-alignment">
          <style:list-level-label-alignment text:label-followed-by="listtab" text:list-tab-stop-position="1.249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tor</meta:initial-creator>
    <dc:creator>Rodrigo Díaz</dc:creator>
    <meta:editing-cycles>32</meta:editing-cycles>
    <meta:print-date>1900-01-01T03:00:00</meta:print-date>
    <meta:creation-date>2018-07-13T20:46:00</meta:creation-date>
    <dc:date>2019-04-17T18:15:28.153587543</dc:date>
    <meta:editing-duration>PT1H17M18S</meta:editing-duration>
    <meta:generator>LibreOffice/6.1.5.2$Linux_X86_64 LibreOffice_project/10$Build-2</meta:generator>
    <meta:document-statistic meta:table-count="1" meta:image-count="0" meta:object-count="0" meta:page-count="3" meta:paragraph-count="32" meta:word-count="944" meta:character-count="6095" meta:non-whitespace-character-count="5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